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/>
    <style:font-face style:name="Cambria Math" svg:font-family="'Cambria Math'" style:font-family-generic="roman"/>
    <style:font-face style:name="Cardo" svg:font-family="Cardo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mbria Math" fo:font-size="14pt" fo:language="en" fo:country="none" fo:font-weight="normal" style:font-size-asian="14pt" style:font-weight-asian="normal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font-name="Calibri" fo:font-size="11pt" fo:language="en" fo:country="none" fo:font-weight="normal" style:font-size-asian="11pt" style:font-weight-asian="normal"/>
    </style:style>
    <style:style style:name="P4" style:family="paragraph" style:parent-style-name="Standard">
      <style:paragraph-properties fo:line-height="100%"/>
      <style:text-properties style:font-name="Times New Roman" fo:font-size="14pt" fo:language="en" fo:country="none" fo:font-weight="normal" style:font-size-asian="14pt" style:font-weight-asian="normal"/>
    </style:style>
    <style:style style:name="P5" style:family="paragraph" style:parent-style-name="Standard">
      <style:paragraph-properties fo:line-height="100%"/>
      <style:text-properties style:font-name="Times New Roman" fo:font-size="14pt" fo:language="en" fo:country="none" fo:font-weight="normal" officeooo:rsid="00045733" officeooo:paragraph-rsid="00045733" style:font-size-asian="14pt" style:font-weight-asian="normal"/>
    </style:style>
    <style:style style:name="P6" style:family="paragraph" style:parent-style-name="Standard">
      <style:paragraph-properties fo:line-height="100%"/>
      <style:text-properties style:font-name="Times New Roman" fo:font-size="14pt" fo:language="en" fo:country="none" fo:font-weight="normal" officeooo:rsid="0006072f" officeooo:paragraph-rsid="0006072f" style:font-size-asian="14pt" style:font-weight-asian="normal"/>
    </style:style>
    <style:style style:name="P7" style:family="paragraph" style:parent-style-name="Standard">
      <style:paragraph-properties fo:line-height="100%"/>
      <style:text-properties style:font-name="Times New Roman" fo:font-size="14pt" fo:language="en" fo:country="none" fo:font-weight="bold" style:font-size-asian="14pt" style:font-weight-asian="bold"/>
    </style:style>
    <style:style style:name="P8" style:family="paragraph" style:parent-style-name="Standard">
      <style:paragraph-properties fo:line-height="100%"/>
      <style:text-properties fo:color="#000000" style:font-name="Calibri" fo:font-size="11pt" fo:language="en" fo:country="none" fo:font-weight="normal" style:font-size-asian="11pt" style:font-weight-asian="normal"/>
    </style:style>
    <style:style style:name="P9" style:family="paragraph" style:parent-style-name="Standard">
      <style:paragraph-properties fo:line-height="100%"/>
      <style:text-properties fo:color="#000000" style:font-name="Calibri" fo:font-size="11pt" fo:language="en" fo:country="none" fo:font-weight="normal" officeooo:rsid="00071a7d" officeooo:paragraph-rsid="00071a7d" style:font-size-asian="11pt" style:font-weight-asian="normal"/>
    </style:style>
    <style:style style:name="P10" style:family="paragraph" style:parent-style-name="Standard">
      <style:paragraph-properties fo:line-height="100%"/>
      <style:text-properties fo:color="#000000" style:font-name="Calibri" fo:font-size="11pt" fo:language="en" fo:country="none" fo:font-weight="normal" officeooo:rsid="000836e8" officeooo:paragraph-rsid="000836e8" style:font-size-asian="11pt" style:font-weight-asian="normal"/>
    </style:style>
    <style:style style:name="P11" style:family="paragraph" style:parent-style-name="Standard">
      <style:paragraph-properties fo:line-height="100%"/>
      <style:text-properties fo:color="#000000" style:font-name="Calibri" fo:font-size="14pt" fo:language="en" fo:country="none" fo:font-weight="normal" officeooo:rsid="000836e8" officeooo:paragraph-rsid="000836e8" style:font-size-asian="14pt" style:font-weight-asian="normal" style:font-size-complex="14pt"/>
    </style:style>
    <style:style style:name="P12" style:family="paragraph" style:parent-style-name="Standard">
      <style:paragraph-properties fo:line-height="100%"/>
      <style:text-properties fo:color="#000000" style:font-name="Times New Roman" fo:font-size="14pt" fo:language="en" fo:country="none" fo:font-weight="bold" style:font-size-asian="14pt" style:font-weight-asian="bold"/>
    </style:style>
    <style:style style:name="P13" style:family="paragraph" style:parent-style-name="Standard">
      <style:paragraph-properties fo:line-height="100%"/>
      <style:text-properties fo:color="#000000" style:font-name="Times New Roman" fo:font-size="14pt" fo:language="en" fo:country="none" fo:font-weight="normal" style:font-size-asian="14pt" style:font-weight-asian="normal"/>
    </style:style>
    <style:style style:name="P14" style:family="paragraph" style:parent-style-name="Standard">
      <style:paragraph-properties fo:line-height="100%"/>
      <style:text-properties fo:color="#000000" style:font-name="Times New Roman" fo:font-size="14pt" fo:language="en" fo:country="none" fo:font-weight="normal" officeooo:rsid="00071a7d" officeooo:paragraph-rsid="00071a7d" style:font-size-asian="14pt" style:font-weight-asian="normal"/>
    </style:style>
    <style:style style:name="P15" style:family="paragraph" style:parent-style-name="Standard">
      <style:paragraph-properties fo:line-height="100%"/>
      <style:text-properties fo:color="#000000" style:font-name="Times New Roman" fo:font-size="14pt" fo:language="en" fo:country="none" fo:font-weight="normal" officeooo:rsid="000836e8" officeooo:paragraph-rsid="000836e8" style:font-size-asian="14pt" style:font-weight-asian="normal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17" style:family="paragraph" style:parent-style-name="Standard">
      <style:paragraph-properties fo:margin-top="0in" fo:margin-bottom="0.139in" style:contextual-spacing="false" fo:line-height="115%"/>
      <style:text-properties fo:color="#000000" style:font-name="Calibri" fo:font-size="11pt" fo:language="en" fo:country="none" fo:font-weight="normal" style:font-size-asian="11pt" style:font-weight-asian="normal"/>
    </style:style>
    <style:style style:name="P18" style:family="paragraph" style:parent-style-name="Standard">
      <style:paragraph-properties fo:margin-left="0in" fo:margin-right="0.0835in" fo:line-height="100%" fo:text-align="justify" style:justify-single-word="false" fo:text-indent="0in" style:auto-text-indent="false"/>
      <style:text-properties style:font-name="Times New Roman" fo:font-size="14pt" fo:language="en" fo:country="none" fo:font-weight="bold" style:font-size-asian="14pt" style:font-weight-asian="bold"/>
    </style:style>
    <style:style style:name="P19" style:family="paragraph" style:parent-style-name="Standard">
      <style:paragraph-properties fo:margin-top="0in" fo:margin-bottom="0.1665in" style:contextual-spacing="false" fo:line-height="100%"/>
      <style:text-properties fo:color="#000000" style:font-name="Times New Roman" fo:font-size="14pt" fo:language="en" fo:country="none" fo:font-weight="normal" style:font-size-asian="14pt" style:font-weight-asian="normal"/>
    </style:style>
    <style:style style:name="P20" style:family="paragraph" style:parent-style-name="Standard" style:master-page-name="Standard">
      <style:paragraph-properties fo:margin-left="0in" fo:margin-right="0.0835in" fo:line-height="100%" fo:text-align="justify" style:justify-single-word="false" fo:text-indent="0in" style:auto-text-indent="false" style:page-number="auto"/>
      <style:text-properties style:font-name="Times New Roman" fo:font-size="14pt" fo:language="en" fo:country="none" fo:font-weight="bold" style:font-size-asian="14pt" style:font-weight-asian="bold"/>
    </style:style>
    <style:style style:name="P21" style:family="paragraph" style:parent-style-name="Standard">
      <style:paragraph-properties fo:line-height="100%"/>
      <style:text-properties fo:color="#000000" style:font-name="Calibri" fo:font-size="14pt" fo:language="en" fo:country="none" fo:font-weight="normal" officeooo:rsid="0009d8a7" officeooo:paragraph-rsid="0009d8a7" style:font-size-asian="14pt" style:font-weight-asian="normal" style:font-size-complex="14pt"/>
    </style:style>
    <style:style style:name="T1" style:family="text">
      <style:text-properties style:font-name="Times New Roman" fo:font-size="14pt" fo:language="en" fo:country="none" fo:font-weight="bold" style:font-size-asian="14pt" style:font-weight-asian="bold"/>
    </style:style>
    <style:style style:name="T2" style:family="text">
      <style:text-properties style:font-name="Times New Roman" fo:font-size="14pt" fo:language="en" fo:country="none" fo:font-weight="normal" style:font-size-asian="14pt" style:font-weight-asian="normal"/>
    </style:style>
    <style:style style:name="T3" style:family="text">
      <style:text-properties style:font-name="Cambria Math" fo:font-size="14pt" fo:language="en" fo:country="none" fo:font-weight="normal" style:font-size-asian="14pt" style:font-weight-asian="normal"/>
    </style:style>
    <style:style style:name="T4" style:family="text">
      <style:text-properties style:font-name="Cardo" fo:font-size="14pt" fo:language="en" fo:country="none" fo:font-weight="normal" style:font-size-asian="14pt" style:font-weight-asian="normal"/>
    </style:style>
    <style:style style:name="T5" style:family="text">
      <style:text-properties fo:color="#000000" style:font-name="Times New Roman" fo:font-size="14pt" fo:language="en" fo:country="none" fo:font-weight="normal" style:font-size-asian="14pt" style:font-weight-asian="normal"/>
    </style:style>
    <style:style style:name="T6" style:family="text">
      <style:text-properties fo:color="#000000" style:font-name="Times New Roman" fo:font-size="14pt" fo:language="en" fo:country="none" fo:font-weight="normal" officeooo:rsid="000836e8" style:font-size-asian="14pt" style:font-weight-asian="normal"/>
    </style:style>
    <style:style style:name="T7" style:family="text">
      <style:text-properties fo:color="#000000" style:font-name="Times New Roman" fo:font-size="14pt" fo:language="en" fo:country="none" fo:font-weight="bold" style:font-size-asian="14pt" style:font-weight-asian="bold"/>
    </style:style>
    <style:style style:name="T8" style:family="text">
      <style:text-properties fo:color="#000000" style:font-name="Times New Roman" fo:font-size="12pt" fo:language="en" fo:country="none" fo:font-weight="bold" style:font-size-asian="12pt" style:font-weight-asian="bold"/>
    </style:style>
    <style:style style:name="T9" style:family="text">
      <style:text-properties fo:color="#000000" style:font-name="Cambria Math" fo:font-size="14pt" fo:language="en" fo:country="none" fo:font-weight="normal" style:font-size-asian="14pt" style:font-weight-asian="normal"/>
    </style:style>
    <style:style style:name="T10" style:family="text">
      <style:text-properties fo:color="#000000" style:font-name="Cardo" fo:font-size="14pt" fo:language="en" fo:country="none" fo:font-weight="normal" style:font-size-asian="14pt" style:font-weight-asian="normal"/>
    </style:style>
    <style:style style:name="T11" style:family="text">
      <style:text-properties officeooo:rsid="00083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)Write a C program that behaves like a shell (command interpreter). It has its own prompt say “NewShell$”. Any normal shell command is executed from your shell by starting a child process to execute the system program corresponding to the command. It should additionally interpret the following command. </text:p>
      <text:p text:style-name="P18">count c - print number of characters in file </text:p>
      <text:p text:style-name="P18">count w - print number of words in file </text:p>
      <text:p text:style-name="P18">count l - print number of lines in file</text:p>
      <text:p text:style-name="P1"/>
      <text:p text:style-name="P2"><text:span text:style-name="T3">→</text:span><text:span text:style-name="T4">Program</text:span></text:p>
      <text:p text:style-name="P5">#include&lt;stdio.h&gt; </text:p>
      <text:p text:style-name="P5">#include&lt;stdlib.h&gt; </text:p>
      <text:p text:style-name="P5">char *buff,*t1,*t2,*t3,ch; </text:p>
      <text:p text:style-name="P5">FILE *fp; </text:p>
      <text:p text:style-name="P5">int pid; </text:p>
      <text:p text:style-name="P5">void count(char *t2,char *t3) </text:p>
      <text:p text:style-name="P5">{ </text:p>
      <text:p text:style-name="P5"><text:s text:c="2"/>int charcount=0,wordcount=0,linecount=0; </text:p>
      <text:p text:style-name="P5"><text:s text:c="2"/>if((fp=fopen(t3,"r"))==NULL) </text:p>
      <text:p text:style-name="P5"><text:tab/>printf("File not found"); </text:p>
      <text:p text:style-name="P5"><text:s text:c="2"/>else </text:p>
      <text:p text:style-name="P5"><text:s text:c="2"/>{ </text:p>
      <text:p text:style-name="P5"><text:s text:c="3"/></text:p>
      <text:p text:style-name="P5"><text:s text:c="5"/>if(strcmp(t2,"l")==0) </text:p>
      <text:p text:style-name="P5"><text:s text:c="7"/>{ </text:p>
      <text:p text:style-name="P5"><text:s text:c="8"/><text:tab/> </text:p>
      <text:p text:style-name="P5">while((ch=fgetc(fp))!=EOF) </text:p>
      <text:p text:style-name="P5"><text:tab/>{ </text:p>
      <text:p text:style-name="P5"><text:tab/><text:tab/>if(ch=='\n') </text:p>
      <text:p text:style-name="P5"><text:tab/><text:tab/> <text:s/>linecount++; </text:p>
      <text:p text:style-name="P5"><text:s text:c="8"/>} </text:p>
      <text:p text:style-name="P5"><text:s text:c="5"/>printf("The total no. of lines :%d\n",linecount); </text:p>
      <text:p text:style-name="P5"/>
      <text:p text:style-name="P5"><text:s text:c="3"/>} </text:p>
      <text:p text:style-name="P5"><text:s text:c="3"/>else if(strcmp(t2,"w")==0) </text:p>
      <text:p text:style-name="P5"><text:s text:c="6"/>{ </text:p>
      <text:p text:style-name="P5"><text:s text:c="11"/>while((ch=fgetc(fp))!=EOF) </text:p>
      <text:p text:style-name="P5"><text:s text:c="9"/>{ </text:p>
      <text:p text:style-name="P5"><text:tab/><text:tab/>if(ch=='\n'|| ch==' ') </text:p>
      <text:p text:style-name="P5"><text:s text:c="14"/></text:p>
      <text:p text:style-name="P5"><text:soft-page-break/><text:s/></text:p>
      <text:p text:style-name="P5"><text:s text:c="17"/>wordcount++; </text:p>
      <text:p text:style-name="P5"><text:s text:c="15"/>} </text:p>
      <text:p text:style-name="P5"><text:s text:c="4"/>printf("The total no. of words :%d\n",wordcount); </text:p>
      <text:p text:style-name="P5"><text:s text:c="6"/>} </text:p>
      <text:p text:style-name="P5"><text:s text:c="5"/>else if(strcmp(t2,"c")==0) </text:p>
      <text:p text:style-name="P5"><text:tab/>{<text:tab/> </text:p>
      <text:p text:style-name="P5"><text:s text:c="16"/>while((ch=fgetc(fp))!=EOF) </text:p>
      <text:p text:style-name="P5"><text:s text:c="9"/>{ </text:p>
      <text:p text:style-name="P5"><text:tab/><text:tab/>if(ch!=' '&amp;&amp;ch!='\n') </text:p>
      <text:p text:style-name="P5"><text:s text:c="14"/></text:p>
      <text:p text:style-name="P5"><text:s text:c="17"/>charcount++; </text:p>
      <text:p text:style-name="P5"><text:s text:c="15"/>} </text:p>
      <text:p text:style-name="P5"><text:s text:c="4"/>printf("The total no. of characters :%d\n",charcount); </text:p>
      <text:p text:style-name="P5"><text:s text:c="6"/>} </text:p>
      <text:p text:style-name="P5"><text:s text:c="3"/>else </text:p>
      <text:p text:style-name="P5"><text:s text:c="5"/>printf("Command not found"); </text:p>
      <text:p text:style-name="P5"><text:s text:c="3"/></text:p>
      <text:p text:style-name="P5"><text:tab/>} </text:p>
      <text:p text:style-name="P5"><text:s text:c="2"/></text:p>
      <text:p text:style-name="P5"><text:s text:c="2"/>fclose(fp); </text:p>
      <text:p text:style-name="P5"><text:s/>} </text:p>
      <text:p text:style-name="P5"><text:s text:c="2"/></text:p>
      <text:p text:style-name="P5">main() </text:p>
      <text:p text:style-name="P5">{ </text:p>
      <text:p text:style-name="P5"><text:s text:c="3"/>while(1) </text:p>
      <text:p text:style-name="P5"><text:s text:c="3"/>{ </text:p>
      <text:p text:style-name="P5"><text:tab/>printf("myshell$"); </text:p>
      <text:p text:style-name="P5"><text:s text:c="5"/><text:tab/>fflush(stdin); </text:p>
      <text:p text:style-name="P5"><text:tab/>t1=(char *)malloc(80); </text:p>
      <text:p text:style-name="P5"><text:tab/>t2=(char *)malloc(80); </text:p>
      <text:p text:style-name="P5"><text:tab/>t3=(char *)malloc(80); </text:p>
      <text:p text:style-name="P5"/>
      <text:p text:style-name="P5"><text:tab/>buff=(char *)malloc(80); </text:p>
      <text:p text:style-name="P5"><text:tab/>fgets(buff,80,stdin);<text:tab/> </text:p>
      <text:p text:style-name="P5"><text:tab/>sscanf(buff,"%s %s %s",t1,t2,t3); </text:p>
      <text:p text:style-name="P5"><text:tab/>if(strcmp(t1,"pause")==0) </text:p>
      <text:p text:style-name="P5"><text:tab/><text:tab/>exit(0); </text:p>
      <text:p text:style-name="P5"><text:tab/>else if(strcmp(t1,"count")==0) </text:p>
      <text:p text:style-name="P5"><text:tab/><text:tab/>count(t2,t3); </text:p>
      <text:p text:style-name="P5"><text:soft-page-break/><text:tab/>else </text:p>
      <text:p text:style-name="P5"><text:tab/>{ </text:p>
      <text:p text:style-name="P5"><text:tab/><text:tab/>pid=fork(); </text:p>
      <text:p text:style-name="P5"><text:tab/><text:tab/>if(pid&lt;0) </text:p>
      <text:p text:style-name="P5"><text:tab/>printf("Child process is not created\n"); </text:p>
      <text:p text:style-name="P5"><text:tab/><text:tab/>else if(pid==0) </text:p>
      <text:p text:style-name="P5"><text:tab/><text:tab/>{<text:tab/> </text:p>
      <text:p text:style-name="P5"><text:tab/><text:tab/><text:tab/> </text:p>
      <text:p text:style-name="P5"><text:tab/>if(strcmp(t1,"exit")==0) </text:p>
      <text:p text:style-name="P5"><text:tab/>exit(0); </text:p>
      <text:p text:style-name="P5"><text:tab/><text:tab/>} </text:p>
      <text:p text:style-name="P5"><text:tab/><text:tab/><text:tab/>wait(NULL); </text:p>
      <text:p text:style-name="P5"><text:tab/><text:tab/><text:tab/>exit(0); </text:p>
      <text:p text:style-name="P5"><text:tab/>} </text:p>
      <text:p text:style-name="P5"><text:s text:c="4"/>} </text:p>
      <text:p text:style-name="P5">}</text:p>
      <text:p text:style-name="P3"/>
      <text:p text:style-name="P3"/>
      <text:p text:style-name="P4">Output</text:p>
      <text:p text:style-name="P4"><text:s/>./a.out</text:p>
      <text:p text:style-name="P4">myshell$count c a.txt</text:p>
      <text:p text:style-name="P4">The total no. of characters :36</text:p>
      <text:p text:style-name="P3"/>
      <text:p text:style-name="P4">myshell$count w a.txt</text:p>
      <text:p text:style-name="P4">The total no. of words :10</text:p>
      <text:p text:style-name="P3"/>
      <text:p text:style-name="P4">myshell$count l a.txt</text:p>
      <text:p text:style-name="P4">The total no. of lines :4</text:p>
      <text:p text:style-name="P3"/>
      <text:p text:style-name="P4">myshell$ls</text:p>
      <text:p text:style-name="P4">a.c <text:s/>a.out <text:s/>a.txt <text:s/>b.c<text:tab/>count.c <text:s/>list.c <text:s/>search.c <text:s/>typeline.c</text:p>
      <text:p text:style-name="P4">myshell$pause</text:p>
      <text:p text:style-name="P4"/>
      <text:p text:style-name="P3"/>
      <text:p text:style-name="P3"/>
      <text:p text:style-name="P7">2)Write a C program that behaves like a shell (command interpreter). It has its own prompt say “NewShell$”. Any normal shell command is executed from your shell by starting a child process to execute the system program corresponding to the command. It should additionally interpret the following command. </text:p>
      <text:p text:style-name="P7">i. list f - print name of all files in directory </text:p>
      <text:p text:style-name="P7"><text:soft-page-break/>ii. list n - print number of all entries</text:p>
      <text:p text:style-name="P7">iii. list i - print name and inode of all files</text:p>
      <text:p text:style-name="P1"/>
      <text:p text:style-name="P2"><text:span text:style-name="T3">→</text:span><text:span text:style-name="T4">Program</text:span></text:p>
      <text:p text:style-name="P3"/>
      <text:p text:style-name="P4">#include&lt;stdio.h&gt;</text:p>
      <text:p text:style-name="P4">#include&lt;stdlib.h&gt;</text:p>
      <text:p text:style-name="P4">#include&lt;dirent.h&gt;</text:p>
      <text:p text:style-name="P4">char *buff,*t1,*t2,*t3,ch;</text:p>
      <text:p text:style-name="P4">int pid;</text:p>
      <text:p text:style-name="P4">void list(char t2,char *t3)</text:p>
      <text:p text:style-name="P4">{</text:p>
      <text:p text:style-name="P4"><text:s text:c="2"/>DIR *dir;</text:p>
      <text:p text:style-name="P4"><text:s text:c="2"/>struct dirent *entry;</text:p>
      <text:p text:style-name="P3"/>
      <text:p text:style-name="P3"/>
      <text:p text:style-name="P4"><text:s text:c="2"/>int cnt=0;</text:p>
      <text:p text:style-name="P4"><text:s text:c="2"/>dir=opendir(t3);</text:p>
      <text:p text:style-name="P4"><text:s text:c="2"/>if (dir==NULL)</text:p>
      <text:p text:style-name="P4"><text:s text:c="3"/>{</text:p>
      <text:p text:style-name="P4"><text:s text:c="5"/>printf("Directory %s not found",t3);</text:p>
      <text:p text:style-name="P4"><text:s text:c="5"/>return;</text:p>
      <text:p text:style-name="P4"><text:s text:c="3"/>}</text:p>
      <text:p text:style-name="P4"><text:s text:c="2"/>switch(t2)</text:p>
      <text:p text:style-name="P4"><text:s text:c="2"/>{</text:p>
      <text:p text:style-name="P4"><text:tab/>case 'f': while((entry=readdir(dir))!=NULL)</text:p>
      <text:p text:style-name="P4"><text:tab/><text:tab/> <text:s/>{</text:p>
      <text:p text:style-name="P4"><text:tab/><text:tab/><text:tab/>printf("%s\n",entry-&gt;d_name);</text:p>
      <text:p text:style-name="P4"><text:tab/><text:tab/> <text:s/>}</text:p>
      <text:p text:style-name="P4"><text:tab/><text:tab/> <text:s/>break;</text:p>
      <text:p text:style-name="P3"/>
      <text:p text:style-name="P4"><text:tab/>case 'n': <text:s/>while((entry=readdir(dir))!=NULL)</text:p>
      <text:p text:style-name="P3"/>
      <text:p text:style-name="P4"><text:tab/><text:tab/><text:tab/>cnt++; <text:s text:c="21"/></text:p>
      <text:p text:style-name="P4"><text:s text:c="24"/>printf("Total No of Entries: %d\n",cnt);</text:p>
      <text:p text:style-name="P4"><text:tab/> <text:s/>break;</text:p>
      <text:p text:style-name="P3"/>
      <text:p text:style-name="P4"><text:tab/>case 'i': <text:s/>while((entry=readdir(dir))!=NULL)</text:p>
      <text:p text:style-name="P4"><text:s text:c="19"/>{</text:p>
      <text:p text:style-name="P4"><text:tab/>printf("\n%s\t %d",entry-&gt;d_name,entry-&gt;d_ino);</text:p>
      <text:p text:style-name="P4"><text:s text:c="19"/>}</text:p>
      <text:p text:style-name="P4"><text:soft-page-break/><text:tab/><text:tab/> <text:s/>break;</text:p>
      <text:p text:style-name="P4"><text:tab/>default : <text:s/>printf("Invalid argument");</text:p>
      <text:p text:style-name="P4"><text:s text:c="2"/>}</text:p>
      <text:p text:style-name="P4"><text:s/>closedir(dir);</text:p>
      <text:p text:style-name="P3"/>
      <text:p text:style-name="P4">}</text:p>
      <text:p text:style-name="P4">main()</text:p>
      <text:p text:style-name="P4">{</text:p>
      <text:p text:style-name="P4"><text:s text:c="3"/>while(1)</text:p>
      <text:p text:style-name="P4"><text:s text:c="3"/>{</text:p>
      <text:p text:style-name="P4"><text:tab/>printf("myshell$");</text:p>
      <text:p text:style-name="P4"><text:tab/>fflush(stdin);</text:p>
      <text:p text:style-name="P4"><text:tab/>t1=(char *)malloc(80);</text:p>
      <text:p text:style-name="P4"><text:tab/>t2=(char *)malloc(80);</text:p>
      <text:p text:style-name="P4"><text:tab/>t3=(char *)malloc(80);</text:p>
      <text:p text:style-name="P3"/>
      <text:p text:style-name="P4"><text:tab/>buff=(char *)malloc(80);</text:p>
      <text:p text:style-name="P4"><text:tab/>fgets(buff,80,stdin);<text:tab/></text:p>
      <text:p text:style-name="P4"><text:tab/>sscanf(buff,"%s %s %s",t1,t2,t3);</text:p>
      <text:p text:style-name="P4"><text:tab/>if(strcmp(t1,"pause")==0)</text:p>
      <text:p text:style-name="P4"><text:tab/><text:tab/>exit(0);</text:p>
      <text:p text:style-name="P4"><text:tab/>else if(strcmp(t1,"list")==0)</text:p>
      <text:p text:style-name="P4"><text:tab/><text:tab/>list(t2[0],t3);</text:p>
      <text:p text:style-name="P4"><text:tab/>else</text:p>
      <text:p text:style-name="P4"><text:tab/>{</text:p>
      <text:p text:style-name="P4"><text:tab/><text:tab/>pid=fork();</text:p>
      <text:p text:style-name="P4"><text:tab/><text:tab/>if(pid&lt;0)</text:p>
      <text:p text:style-name="P4"><text:tab/>printf("Child process is not created\n");</text:p>
      <text:p text:style-name="P4"><text:tab/><text:tab/>else if(pid==0)</text:p>
      <text:p text:style-name="P4"><text:tab/><text:tab/>{<text:tab/></text:p>
      <text:p text:style-name="P4"><text:tab/><text:tab/><text:tab/></text:p>
      <text:p text:style-name="P4"><text:tab/>if(strcmp(t1,"exit")==0)</text:p>
      <text:p text:style-name="P4"><text:tab/><text:tab/>exit(0);<text:tab/></text:p>
      <text:p text:style-name="P4"><text:tab/><text:tab/>}<text:tab/></text:p>
      <text:p text:style-name="P4"><text:tab/>wait(NULL);</text:p>
      <text:p text:style-name="P4"><text:tab/>exit(0);</text:p>
      <text:p text:style-name="P4"><text:tab/><text:tab/></text:p>
      <text:p text:style-name="P4"><text:tab/>}</text:p>
      <text:p text:style-name="P4"><text:s text:c="4"/>}</text:p>
      <text:p text:style-name="P4">}</text:p>
      <text:p text:style-name="P3"><text:soft-page-break/></text:p>
      <text:p text:style-name="P4">Output:</text:p>
      <text:p text:style-name="P4"><text:s/>cc shelldir.c</text:p>
      <text:p text:style-name="P4">./a.out</text:p>
      <text:p text:style-name="P4">myshell$list f program</text:p>
      <text:p text:style-name="P4">inc.c</text:p>
      <text:p text:style-name="P4">t5.c</text:p>
      <text:p text:style-name="P4">dimen.c</text:p>
      <text:p text:style-name="P4">char.c</text:p>
      <text:p text:style-name="P4">test1.c</text:p>
      <text:p text:style-name="P4">t2.c</text:p>
      <text:p text:style-name="P4">relation.c</text:p>
      <text:p text:style-name="P4">testp.c</text:p>
      <text:p text:style-name="P4">.</text:p>
      <text:p text:style-name="P4">f1.c</text:p>
      <text:p text:style-name="P4">testp.c~</text:p>
      <text:p text:style-name="P4">next.c</text:p>
      <text:p text:style-name="P4">bit.c</text:p>
      <text:p text:style-name="P4">sum.c</text:p>
      <text:p text:style-name="P4">enum.c</text:p>
      <text:p text:style-name="P4">test3.c</text:p>
      <text:p text:style-name="P4">t1.c</text:p>
      <text:p text:style-name="P4">test.c</text:p>
      <text:p text:style-name="P4">ifelse.c</text:p>
      <text:p text:style-name="P4">t4.c</text:p>
      <text:p text:style-name="P4">assign.c</text:p>
      <text:p text:style-name="P4">count.c</text:p>
      <text:p text:style-name="P4">typecon.c</text:p>
      <text:p text:style-name="P4">getchar.c</text:p>
      <text:p text:style-name="P4">hex.c</text:p>
      <text:p text:style-name="P4">basic.c</text:p>
      <text:p text:style-name="P4">simple.c</text:p>
      <text:p text:style-name="P4">enum1.c</text:p>
      <text:p text:style-name="P4">f.c</text:p>
      <text:p text:style-name="P4">..</text:p>
      <text:p text:style-name="P4">unary.c</text:p>
      <text:p text:style-name="P4">increment.c</text:p>
      <text:p text:style-name="P4">example.c</text:p>
      <text:p text:style-name="P4">myshell$list n program</text:p>
      <text:p text:style-name="P4">Total No of Entries: 33</text:p>
      <text:p text:style-name="P4"><text:soft-page-break/>myshell$list i program</text:p>
      <text:p text:style-name="P3"/>
      <text:p text:style-name="P4">inc.c<text:tab/>442551</text:p>
      <text:p text:style-name="P4">t5.c<text:tab/>411989</text:p>
      <text:p text:style-name="P4">dimen.c<text:tab/>444245</text:p>
      <text:p text:style-name="P4">char.c<text:tab/>440378</text:p>
      <text:p text:style-name="P4">test1.c<text:tab/>442717</text:p>
      <text:p text:style-name="P4">t2.c<text:tab/>406774</text:p>
      <text:p text:style-name="P4">relation.c<text:tab/>439929</text:p>
      <text:p text:style-name="P4">testp.c<text:tab/>411985</text:p>
      <text:p text:style-name="P4">.<text:tab/>486779</text:p>
      <text:p text:style-name="P4">f1.c<text:tab/>410969</text:p>
      <text:p text:style-name="P4">testp.c~<text:tab/>404883</text:p>
      <text:p text:style-name="P4">next.c<text:tab/>440150</text:p>
      <text:p text:style-name="P4">bit.c<text:tab/>444011</text:p>
      <text:p text:style-name="P4">sum.c<text:tab/>411050</text:p>
      <text:p text:style-name="P4">enum.c<text:tab/>410850</text:p>
      <text:p text:style-name="P4">test3.c<text:tab/>411113</text:p>
      <text:p text:style-name="P4">t1.c<text:tab/>411045</text:p>
      <text:p text:style-name="P4">test.c<text:tab/>439975</text:p>
      <text:p text:style-name="P4">ifelse.c<text:tab/>440597</text:p>
      <text:p text:style-name="P4">t4.c<text:tab/>411987</text:p>
      <text:p text:style-name="P4">assign.c<text:tab/>440112</text:p>
      <text:p text:style-name="P4">count.c<text:tab/>445877</text:p>
      <text:p text:style-name="P4">typecon.c<text:tab/>442564</text:p>
      <text:p text:style-name="P4">getchar.c<text:tab/>445693</text:p>
      <text:p text:style-name="P4">hex.c<text:tab/>443464</text:p>
      <text:p text:style-name="P4">basic.c<text:tab/>440063</text:p>
      <text:p text:style-name="P4">simple.c<text:tab/>439974</text:p>
      <text:p text:style-name="P4">enum1.c<text:tab/>450844</text:p>
      <text:p text:style-name="P4">f.c<text:tab/>411042</text:p>
      <text:p text:style-name="P4">..<text:tab/>482158</text:p>
      <text:p text:style-name="P4">unary.c<text:tab/>442527</text:p>
      <text:p text:style-name="P4">increment.c<text:tab/>439848</text:p>
      <text:p text:style-name="P4">example.c<text:tab/>440686myshell$</text:p>
      <text:p text:style-name="P4">myshell$pause</text:p>
      <text:p text:style-name="P4"/>
      <text:p text:style-name="P3"/>
      <text:p text:style-name="P2"><text:span text:style-name="T1">3)Write a C program that behaves like a shell (command interpreter). It has its own prompt say “NewShell$”. Any normal shell command is </text:span><text:soft-page-break/><text:span text:style-name="T1">executed from your shell by starting a child process to execute the system program corresponding to the command. It should additionally interpret the following command.</text:span></text:p>
      <text:p text:style-name="P7">i. typeline +10 - print first 10 lines of file </text:p>
      <text:p text:style-name="P7">ii. typeline -20 - print last 20 lines of file </text:p>
      <text:p text:style-name="P7">iii. typeline a - print all lines of file</text:p>
      <text:p text:style-name="P4"/>
      <text:p text:style-name="P2"><text:span text:style-name="T3">→</text:span><text:span text:style-name="T4">Program</text:span><text:span text:style-name="T2"> </text:span></text:p>
      <text:p text:style-name="P4">#include&lt;stdio.h&gt;</text:p>
      <text:p text:style-name="P4">#include&lt;stdlib.h&gt;</text:p>
      <text:p text:style-name="P4">#include&lt;unistd.h&gt;</text:p>
      <text:p text:style-name="P4">#include&lt;string.h&gt;</text:p>
      <text:p text:style-name="P4">char *buff,*t1,*t2,*t3,ch;</text:p>
      <text:p text:style-name="P4">FILE *fp;</text:p>
      <text:p text:style-name="P4">int pid;</text:p>
      <text:p text:style-name="P4">void typeline(char *t2,char *t3)</text:p>
      <text:p text:style-name="P4">{</text:p>
      <text:p text:style-name="P4"><text:tab/>int i,n,count=0,num;</text:p>
      <text:p text:style-name="P3"/>
      <text:p text:style-name="P4"><text:tab/>if((fp=fopen(t3,"r"))==NULL)</text:p>
      <text:p text:style-name="P4"><text:tab/><text:tab/>printf("File not found\n");</text:p>
      <text:p text:style-name="P4"><text:tab/>if(strcmp(t2,"a")==0)</text:p>
      <text:p text:style-name="P4"><text:tab/>{</text:p>
      <text:p text:style-name="P4"><text:tab/><text:tab/>while((ch=fgetc(fp))!=EOF)</text:p>
      <text:p text:style-name="P4"><text:tab/><text:tab/><text:tab/>printf("%c",ch);</text:p>
      <text:p text:style-name="P4"><text:tab/><text:tab/>fclose(fp);</text:p>
      <text:p text:style-name="P4"><text:tab/><text:tab/>return;</text:p>
      <text:p text:style-name="P4"><text:tab/>} <text:s text:c="6"/><text:tab/></text:p>
      <text:p text:style-name="P4"><text:tab/>n=atoi(t2);</text:p>
      <text:p text:style-name="P4"><text:tab/>if(n&gt;0)</text:p>
      <text:p text:style-name="P4"><text:tab/>{</text:p>
      <text:p text:style-name="P4"><text:tab/><text:tab/>i=0;</text:p>
      <text:p text:style-name="P4"><text:tab/><text:tab/>while((ch=fgetc(fp))!=EOF)</text:p>
      <text:p text:style-name="P4"><text:tab/><text:tab/>{</text:p>
      <text:p text:style-name="P4"><text:tab/><text:tab/><text:tab/>if(ch=='\n')</text:p>
      <text:p text:style-name="P4"><text:s text:c="38"/>{</text:p>
      <text:p text:style-name="P4"><text:tab/><text:tab/><text:tab/><text:tab/>i++;</text:p>
      <text:p text:style-name="P4"><text:tab/><text:tab/><text:tab/>if(i==n)</text:p>
      <text:p text:style-name="P4"><text:s text:c="37"/>{</text:p>
      <text:p text:style-name="P4"><text:tab/><text:tab/><text:tab/><text:tab/>break;</text:p>
      <text:p text:style-name="P4"><text:soft-page-break/><text:s text:c="37"/>}</text:p>
      <text:p text:style-name="P4"><text:s text:c="35"/>}</text:p>
      <text:p text:style-name="P4"><text:tab/><text:tab/><text:tab/>printf("%c",ch);</text:p>
      <text:p text:style-name="P4"><text:tab/><text:tab/>}</text:p>
      <text:p text:style-name="P4"><text:tab/><text:tab/>printf("\n");</text:p>
      <text:p text:style-name="P4"><text:tab/>}</text:p>
      <text:p text:style-name="P4"><text:tab/>else</text:p>
      <text:p text:style-name="P4"><text:tab/>{</text:p>
      <text:p text:style-name="P4"><text:tab/><text:tab/>count=0;</text:p>
      <text:p text:style-name="P4"><text:tab/><text:tab/>while((ch=fgetc(fp))!=EOF)</text:p>
      <text:p text:style-name="P4"><text:tab/><text:tab/><text:tab/>if(ch=='\n')</text:p>
      <text:p text:style-name="P4"><text:tab/><text:tab/><text:tab/><text:tab/>count++;</text:p>
      <text:p text:style-name="P4"><text:tab/><text:tab/>fseek(fp,1,SEEK_SET);</text:p>
      <text:p text:style-name="P4"><text:tab/><text:tab/>i=0;</text:p>
      <text:p text:style-name="P4"><text:tab/><text:tab/>while((ch=fgetc(fp))!=EOF)</text:p>
      <text:p text:style-name="P4"><text:tab/><text:tab/>{</text:p>
      <text:p text:style-name="P4"><text:tab/><text:tab/><text:tab/>if(ch=='\n')</text:p>
      <text:p text:style-name="P4"><text:tab/><text:tab/><text:tab/><text:tab/>i++;</text:p>
      <text:p text:style-name="P3"/>
      <text:p text:style-name="P4"><text:tab/><text:tab/><text:tab/>if(i==count+n)</text:p>
      <text:p text:style-name="P4"><text:tab/><text:tab/><text:tab/><text:tab/>break;</text:p>
      <text:p text:style-name="P3"/>
      <text:p text:style-name="P4"><text:tab/><text:tab/>}</text:p>
      <text:p text:style-name="P4"><text:tab/><text:tab/>while((ch=fgetc(fp))!=EOF)</text:p>
      <text:p text:style-name="P4"><text:tab/><text:tab/><text:tab/>printf("%c",ch);</text:p>
      <text:p text:style-name="P4"><text:tab/>}</text:p>
      <text:p text:style-name="P4"><text:tab/>fclose(fp);</text:p>
      <text:p text:style-name="P4">}</text:p>
      <text:p text:style-name="P4">main()</text:p>
      <text:p text:style-name="P4">{</text:p>
      <text:p text:style-name="P4"><text:tab/>while(1)</text:p>
      <text:p text:style-name="P4"><text:tab/>{</text:p>
      <text:p text:style-name="P4"><text:tab/><text:tab/>printf("myshell$");</text:p>
      <text:p text:style-name="P4"><text:tab/><text:tab/>fflush(stdin);</text:p>
      <text:p text:style-name="P4"><text:tab/><text:tab/>t1=(char *)malloc(80);</text:p>
      <text:p text:style-name="P4"><text:tab/><text:tab/>t2=(char *)malloc(80);</text:p>
      <text:p text:style-name="P4"><text:tab/><text:tab/>t3=(char *)malloc(80);</text:p>
      <text:p text:style-name="P4"><text:tab/><text:tab/>buff=(char *)malloc(80);</text:p>
      <text:p text:style-name="P4"><text:tab/><text:tab/>fgets(buff,80,stdin);<text:tab/></text:p>
      <text:p text:style-name="P4"><text:tab/><text:tab/>sscanf(buff,"%s %s %s",t1,t2,t3);</text:p>
      <text:p text:style-name="P4"><text:soft-page-break/><text:tab/><text:tab/>if(strcmp(t1,"pause")==0)</text:p>
      <text:p text:style-name="P4"><text:tab/><text:tab/><text:tab/>exit(0);</text:p>
      <text:p text:style-name="P4"><text:tab/><text:tab/>else if(strcmp(t1,"typeline")==0)</text:p>
      <text:p text:style-name="P4"><text:tab/><text:tab/><text:tab/>typeline(t2,t3);</text:p>
      <text:p text:style-name="P4"><text:tab/><text:tab/>else</text:p>
      <text:p text:style-name="P4"><text:tab/><text:tab/>{</text:p>
      <text:p text:style-name="P4"><text:tab/><text:tab/><text:tab/>pid=fork();</text:p>
      <text:p text:style-name="P4"><text:tab/><text:tab/><text:tab/>if(pid&lt;0)</text:p>
      <text:p text:style-name="P4"><text:tab/>printf("Child process is not created\n");</text:p>
      <text:p text:style-name="P4"><text:tab/><text:tab/>else if(pid==0)</text:p>
      <text:p text:style-name="P4"><text:tab/><text:tab/>{<text:tab/></text:p>
      <text:p text:style-name="P4"><text:tab/><text:tab/><text:tab/></text:p>
      <text:p text:style-name="P4"><text:tab/><text:tab/> if(strcmp(t1,"exit")==0)</text:p>
      <text:p text:style-name="P4"><text:tab/><text:tab/><text:tab/>exit(0);</text:p>
      <text:p text:style-name="P4"><text:tab/><text:tab/></text:p>
      <text:p text:style-name="P4"><text:tab/><text:tab/><text:tab/>}</text:p>
      <text:p text:style-name="P4"><text:tab/><text:tab/>wait(NULL);</text:p>
      <text:p text:style-name="P4"><text:tab/><text:tab/>exit(0);</text:p>
      <text:p text:style-name="P4"><text:tab/><text:tab/></text:p>
      <text:p text:style-name="P4"><text:tab/><text:tab/>}</text:p>
      <text:p text:style-name="P4"><text:tab/>}</text:p>
      <text:p text:style-name="P4">}</text:p>
      <text:p text:style-name="P3"/>
      <text:p text:style-name="P4">Output:</text:p>
      <text:p text:style-name="P4">cc shelltypeline.c</text:p>
      <text:p text:style-name="P4">./a.out</text:p>
      <text:p text:style-name="P4">myshell$typeline a f1.txt</text:p>
      <text:p text:style-name="P4">123456</text:p>
      <text:p text:style-name="P4">78910</text:p>
      <text:p text:style-name="P4">1112</text:p>
      <text:p text:style-name="P4">788O643</text:p>
      <text:p text:style-name="P4">xcgcgc</text:p>
      <text:p text:style-name="P4">6nbcgd </text:p>
      <text:p text:style-name="P4">vb </text:p>
      <text:p text:style-name="P4">vgfbhghgd </text:p>
      <text:p text:style-name="P3"/>
      <text:p text:style-name="P4">myshell$typeline -1 f1.txt</text:p>
      <text:p text:style-name="P4">vgfbhghgd </text:p>
      <text:p text:style-name="P3"/>
      <text:p text:style-name="P3"/>
      <text:p text:style-name="P4"><text:soft-page-break/>myshell$typeline +3 f1.txt</text:p>
      <text:p text:style-name="P4">123456</text:p>
      <text:p text:style-name="P4">78910</text:p>
      <text:p text:style-name="P4">1112</text:p>
      <text:p text:style-name="P4">myshell$typeline +2 f1.txt</text:p>
      <text:p text:style-name="P4">123456</text:p>
      <text:p text:style-name="P4">78910</text:p>
      <text:p text:style-name="P4">myshell$typeline -2 f1.txt</text:p>
      <text:p text:style-name="P4">vb </text:p>
      <text:p text:style-name="P4">vgfbhghgd </text:p>
      <text:p text:style-name="P4">myshell$pause</text:p>
      <text:p text:style-name="P4"/>
      <text:p text:style-name="P3"/>
      <text:p text:style-name="P7">4)Write a C program that behaves like a shell (command interpreter). It has its own prompt say “NewShell$”.Any normal shell command is executed from your shell by starting a child process to execute the system program corresponding to the command. It should additionally interpret the following command.</text:p>
      <text:p text:style-name="P7"><text:s/>i. search f - search first occurrence of pattern in filename </text:p>
      <text:p text:style-name="P7">ii. search c - count no. of occurrences of pattern in filename </text:p>
      <text:p text:style-name="P7">iii. search a - search all occurrences of pattern in filename</text:p>
      <text:p text:style-name="P3"/>
      <text:p text:style-name="P2"><text:span text:style-name="T3">→</text:span><text:span text:style-name="T4">Program</text:span></text:p>
      <text:p text:style-name="P6">#include&lt;stdio.h&gt; </text:p>
      <text:p text:style-name="P6">#include&lt;stdlib.h&gt; </text:p>
      <text:p text:style-name="P6">#include&lt;string.h&gt; </text:p>
      <text:p text:style-name="P6">char *buff,*t1,*t2,*t3,*t4,ch; </text:p>
      <text:p text:style-name="P6">FILE *fp; </text:p>
      <text:p text:style-name="P6">int pid; </text:p>
      <text:p text:style-name="P6">void search(char *t2,char *t3,char *t4) </text:p>
      <text:p text:style-name="P6">{ </text:p>
      <text:p text:style-name="P6"><text:tab/>int i=1,count=0; </text:p>
      <text:p text:style-name="P6"><text:tab/>char *p; </text:p>
      <text:p text:style-name="P6"><text:tab/>if((fp=fopen(t4,"r"))==NULL) </text:p>
      <text:p text:style-name="P6"><text:tab/><text:tab/>printf("File not found\n"); </text:p>
      <text:p text:style-name="P6"><text:tab/>else </text:p>
      <text:p text:style-name="P6"><text:tab/>{ </text:p>
      <text:p text:style-name="P6"><text:tab/><text:tab/>if(strcmp(t2,"f")==0) </text:p>
      <text:p text:style-name="P6"><text:tab/><text:tab/>{ </text:p>
      <text:p text:style-name="P6"><text:tab/><text:tab/><text:tab/>while(fgets(buff,80,fp)) </text:p>
      <text:p text:style-name="P6"><text:soft-page-break/><text:tab/><text:tab/><text:tab/>{ </text:p>
      <text:p text:style-name="P6"><text:tab/><text:tab/><text:tab/><text:tab/>if((strstr(buff,t3))!=NULL) </text:p>
      <text:p text:style-name="P6"><text:tab/><text:tab/><text:tab/><text:tab/>{ </text:p>
      <text:p text:style-name="P6"><text:tab/><text:tab/><text:tab/><text:tab/><text:tab/>printf("%d: %s\n",i,buff); </text:p>
      <text:p text:style-name="P6"><text:tab/><text:tab/><text:tab/><text:tab/><text:tab/>break; </text:p>
      <text:p text:style-name="P6"><text:tab/><text:tab/><text:tab/><text:tab/>} </text:p>
      <text:p text:style-name="P6"><text:tab/><text:tab/><text:tab/>} </text:p>
      <text:p text:style-name="P6"><text:tab/><text:tab/><text:tab/>i++; </text:p>
      <text:p text:style-name="P6"><text:tab/><text:tab/>} </text:p>
      <text:p text:style-name="P6"><text:tab/><text:tab/>else if(strcmp(t2,"c")==0) </text:p>
      <text:p text:style-name="P6"><text:tab/><text:tab/>{ </text:p>
      <text:p text:style-name="P6"><text:tab/><text:tab/><text:tab/>while(fgets(buff,80,fp)) </text:p>
      <text:p text:style-name="P6"><text:tab/><text:tab/><text:tab/>{ </text:p>
      <text:p text:style-name="P6"><text:tab/><text:tab/><text:tab/><text:tab/>if((strstr(buff,t3))!=NULL) </text:p>
      <text:p text:style-name="P6"><text:tab/><text:tab/><text:tab/><text:tab/>{ </text:p>
      <text:p text:style-name="P6"><text:tab/><text:tab/><text:tab/><text:tab/><text:tab/>count++; </text:p>
      <text:p text:style-name="P6"/>
      <text:p text:style-name="P6"><text:tab/><text:tab/><text:tab/><text:tab/>} </text:p>
      <text:p text:style-name="P6"><text:tab/><text:tab/><text:tab/>} </text:p>
      <text:p text:style-name="P6"><text:tab/><text:tab/><text:tab/>printf("No of occurences of %s= %d\n",t3,count); </text:p>
      <text:p text:style-name="P6"><text:tab/><text:tab/>} </text:p>
      <text:p text:style-name="P6"><text:tab/><text:tab/>else if(strcmp(t2,"a")==0) </text:p>
      <text:p text:style-name="P6"><text:tab/><text:tab/>{ </text:p>
      <text:p text:style-name="P6"><text:tab/><text:tab/><text:tab/>while(fgets(buff,80,fp)) </text:p>
      <text:p text:style-name="P6"><text:tab/><text:tab/><text:tab/>{ </text:p>
      <text:p text:style-name="P6"><text:tab/><text:tab/><text:tab/><text:tab/>if((strstr(buff,t3))!=NULL) </text:p>
      <text:p text:style-name="P6"><text:tab/><text:tab/><text:tab/><text:tab/>{ </text:p>
      <text:p text:style-name="P6"><text:tab/><text:tab/><text:tab/><text:tab/><text:tab/>printf("%d: %s\n",i,buff); </text:p>
      <text:p text:style-name="P6"/>
      <text:p text:style-name="P6"><text:tab/><text:tab/><text:tab/><text:tab/>} </text:p>
      <text:p text:style-name="P6"><text:tab/><text:tab/><text:tab/> </text:p>
      <text:p text:style-name="P6"><text:tab/><text:tab/><text:tab/><text:tab/>i++; </text:p>
      <text:p text:style-name="P6"><text:tab/><text:tab/><text:tab/>} </text:p>
      <text:p text:style-name="P6"><text:tab/><text:tab/>} </text:p>
      <text:p text:style-name="P6"><text:tab/><text:tab/>else </text:p>
      <text:p text:style-name="P6"><text:tab/><text:tab/><text:tab/>printf("Command not found\n"); </text:p>
      <text:p text:style-name="P6"/>
      <text:p text:style-name="P6"><text:tab/><text:tab/>fclose(fp); </text:p>
      <text:p text:style-name="P6"><text:tab/>} </text:p>
      <text:p text:style-name="P6">} </text:p>
      <text:p text:style-name="P6"><text:soft-page-break/>main() </text:p>
      <text:p text:style-name="P6">{ </text:p>
      <text:p text:style-name="P6"><text:tab/>while(1) </text:p>
      <text:p text:style-name="P6"><text:tab/>{ </text:p>
      <text:p text:style-name="P6"><text:tab/><text:tab/>printf("myshell$"); </text:p>
      <text:p text:style-name="P6"><text:tab/><text:tab/>fflush(stdin); </text:p>
      <text:p text:style-name="P6"><text:tab/><text:tab/>t1=(char *)malloc(80); </text:p>
      <text:p text:style-name="P6"><text:tab/><text:tab/>t2=(char *)malloc(80); </text:p>
      <text:p text:style-name="P6"><text:tab/><text:tab/>t3=(char *)malloc(80); </text:p>
      <text:p text:style-name="P6"><text:tab/><text:tab/>t4=(char *)malloc(80); </text:p>
      <text:p text:style-name="P6"><text:tab/><text:tab/>buff=(char *)malloc(80); </text:p>
      <text:p text:style-name="P6"><text:tab/><text:tab/>fgets(buff,80,stdin);<text:tab/> </text:p>
      <text:p text:style-name="P6"><text:tab/><text:tab/>sscanf(buff,"%s %s %s %s",t1,t2,t3,t4); </text:p>
      <text:p text:style-name="P6"><text:tab/><text:tab/>if(strcmp(t1,"pause")==0) </text:p>
      <text:p text:style-name="P6"><text:tab/><text:tab/><text:tab/>exit(0); </text:p>
      <text:p text:style-name="P6"><text:tab/><text:tab/>else if(strcmp(t1,"search")==0) </text:p>
      <text:p text:style-name="P6"><text:tab/><text:tab/><text:tab/>search(t2,t3,t4); </text:p>
      <text:p text:style-name="P6"><text:tab/><text:tab/>else </text:p>
      <text:p text:style-name="P6"><text:tab/><text:tab/>{ </text:p>
      <text:p text:style-name="P6"><text:tab/><text:tab/><text:tab/>pid=fork(); </text:p>
      <text:p text:style-name="P6"><text:tab/><text:tab/><text:tab/>if(pid&lt;0) </text:p>
      <text:p text:style-name="P6"><text:tab/><text:tab/><text:tab/><text:tab/>printf("Child process is not created\n"); </text:p>
      <text:p text:style-name="P6"><text:tab/><text:tab/><text:tab/>else if(pid==0) </text:p>
      <text:p text:style-name="P6"><text:tab/><text:tab/><text:tab/>{<text:tab/> </text:p>
      <text:p text:style-name="P6"><text:tab/><text:tab/><text:tab/><text:tab/> </text:p>
      <text:p text:style-name="P6"><text:tab/><text:tab/><text:tab/><text:tab/>if(strcmp(t1,"exit")==0) </text:p>
      <text:p text:style-name="P6"><text:tab/><text:tab/><text:tab/><text:tab/><text:tab/>exit(0); </text:p>
      <text:p text:style-name="P6"><text:tab/><text:tab/><text:tab/><text:tab/>system(buff); </text:p>
      <text:p text:style-name="P6"><text:tab/><text:tab/><text:tab/>} </text:p>
      <text:p text:style-name="P6"><text:tab/><text:tab/><text:tab/>else </text:p>
      <text:p text:style-name="P6"><text:tab/><text:tab/><text:tab/>{<text:tab/> </text:p>
      <text:p text:style-name="P6"><text:tab/><text:tab/><text:tab/><text:tab/>wait(NULL); </text:p>
      <text:p text:style-name="P6"><text:tab/><text:tab/><text:tab/><text:tab/>exit(0); </text:p>
      <text:p text:style-name="P6"><text:tab/><text:tab/><text:tab/>} </text:p>
      <text:p text:style-name="P6"><text:tab/><text:tab/>} </text:p>
      <text:p text:style-name="P6"/>
      <text:p text:style-name="P6"><text:tab/>} </text:p>
      <text:p text:style-name="P6">}</text:p>
      <text:p text:style-name="P3"/>
      <text:p text:style-name="P3"/>
      <text:p text:style-name="P4"><text:soft-page-break/><text:s/>cc search.c</text:p>
      <text:p text:style-name="P4">./a.out</text:p>
      <text:p text:style-name="P4">myshell$search f aa s.txt</text:p>
      <text:p text:style-name="P4">1: hello aa welcome</text:p>
      <text:p text:style-name="P4">myshell$search c dyp s.txt</text:p>
      <text:p text:style-name="P4">No of occurences of dyp= 3</text:p>
      <text:p text:style-name="P4">myshell$search a dyp s.txt</text:p>
      <text:p text:style-name="P4">2: dyp bb</text:p>
      <text:p text:style-name="P4">3: tybcs aa dyp</text:p>
      <text:p text:style-name="P4">5: dyp gm</text:p>
      <text:p text:style-name="P4">myshell$ls</text:p>
      <text:p text:style-name="P4">#a.c# <text:s/>a.out <text:s/>a.txt <text:s/>b.c <text:s/>count.c <text:s/>list.c <text:s/>search.c <text:s/>s.txt <text:s/>typeline.c</text:p>
      <text:p text:style-name="P4">myshell$pause</text:p>
      <text:p text:style-name="P16"/>
      <text:p text:style-name="P7">5)Write a program to create a file with hole in it</text:p>
      <text:p text:style-name="P14">#include&lt;stdio.h&gt; </text:p>
      <text:p text:style-name="P14">#include&lt;fcntl.h&gt; </text:p>
      <text:p text:style-name="P14">#include&lt;string.h&gt; </text:p>
      <text:p text:style-name="P14"/>
      <text:p text:style-name="P14">int main() </text:p>
      <text:p text:style-name="P14">{ </text:p>
      <text:p text:style-name="P14"><text:s text:c="4"/>int n=creat("file.txt","w"); </text:p>
      <text:p text:style-name="P14"><text:s text:c="4"/>char ch[16]="hello world how are"; </text:p>
      <text:p text:style-name="P14"><text:s text:c="4"/>char str[20]="od -c file.txt"; <text:s/></text:p>
      <text:p text:style-name="P14"><text:s text:c="4"/>system("chmod 777 file.txt"); </text:p>
      <text:p text:style-name="P14"/>
      <text:p text:style-name="P14"><text:s text:c="8"/></text:p>
      <text:p text:style-name="P14"><text:s text:c="3"/>write(n,ch,16); </text:p>
      <text:p text:style-name="P14"/>
      <text:p text:style-name="P14"><text:s text:c="3"/></text:p>
      <text:p text:style-name="P14"/>
      <text:p text:style-name="P14"><text:s text:c="4"/>lseek(n,48,SEEK_SET); </text:p>
      <text:p text:style-name="P14"/>
      <text:p text:style-name="P14"><text:s text:c="2"/>write(n,ch,16); </text:p>
      <text:p text:style-name="P14"><text:s text:c="4"/>system(str); </text:p>
      <text:p text:style-name="P14"><text:s text:c="4"/>return(0); </text:p>
      <text:p text:style-name="P14">} </text:p>
      <text:p text:style-name="P9"/>
      <text:p text:style-name="P14">Output:</text:p>
      <text:p text:style-name="P15"><text:soft-page-break/>[mcs11@localhost Desktop]$ ./a.out </text:p>
      <text:p text:style-name="P15">0000000 <text:s text:c="2"/>h <text:s text:c="2"/>e <text:s text:c="2"/>l <text:s text:c="2"/>l <text:s text:c="2"/>o <text:s text:c="6"/>w <text:s text:c="2"/>o <text:s text:c="2"/>r <text:s text:c="2"/>l <text:s text:c="2"/>d <text:s text:c="6"/>h <text:s text:c="2"/>o <text:s text:c="2"/>w <text:s text:c="3"/></text:p>
      <text:p text:style-name="P15">0000020 <text:s/>\0 <text:s/>\0 <text:s/>\0 <text:s/>\0 <text:s/>\0 <text:s/>\0 <text:s/>\0 <text:s/>\0 <text:s/>\0 <text:s/>\0 <text:s/>\0 <text:s/>\0 <text:s/>\0 <text:s/>\0 <text:s/>\0 <text:s/>\0 </text:p>
      <text:p text:style-name="P15">* </text:p>
      <text:p text:style-name="P15">0000060 <text:s text:c="2"/>h <text:s text:c="2"/>e <text:s text:c="2"/>l <text:s text:c="2"/>l <text:s text:c="2"/>o <text:s text:c="6"/>w <text:s text:c="2"/>o <text:s text:c="2"/>r <text:s text:c="2"/>l <text:s text:c="2"/>d <text:s text:c="6"/>h <text:s text:c="2"/>o <text:s text:c="2"/>w <text:s text:c="3"/></text:p>
      <text:p text:style-name="P15">0000100 </text:p>
      <text:p text:style-name="P14"/>
      <text:p text:style-name="P8"/>
      <text:p text:style-name="P17"/>
      <text:p text:style-name="P12">6)Write a program to print the size of the file.</text:p>
      <text:p text:style-name="P2"><text:span text:style-name="T9">→</text:span><text:span text:style-name="T10">Program</text:span></text:p>
      <text:p text:style-name="P13">#include &lt;stdio.h&gt;</text:p>
      <text:p text:style-name="P13">#include&lt;fcntl.h&gt;</text:p>
      <text:p text:style-name="P13">int main()</text:p>
      <text:p text:style-name="P13">{</text:p>
      <text:p text:style-name="P13">int fd1,position;</text:p>
      <text:p text:style-name="P13">fd1=open("a.txt",O_RDONLY);</text:p>
      <text:p text:style-name="P13">position=lseek(fd1,0,2);</text:p>
      <text:p text:style-name="P13">printf("Size of file is %d bytes\n",position);</text:p>
      <text:p text:style-name="P13">return 0;</text:p>
      <text:p text:style-name="P13">}</text:p>
      <text:p text:style-name="P8"/>
      <text:p text:style-name="P8"/>
      <text:p text:style-name="P15">Output:</text:p>
      <text:p text:style-name="P11">cc cs.c </text:p>
      <text:p text:style-name="P11">[mcs11@localhost Desktop]$ ./a.out </text:p>
      <text:p text:style-name="P11">Size of file is 26 bytes </text:p>
      <text:p text:style-name="P12"/>
      <text:p text:style-name="P12">7)Write a program to read the current directory and display the name of the files, no of files in current directory.</text:p>
      <text:p text:style-name="P8"/>
      <text:p text:style-name="P13">#include&lt;stdlib.h&gt;</text:p>
      <text:p text:style-name="P13">#include&lt;stdio.h&gt;</text:p>
      <text:p text:style-name="P13">#include&lt;string.h&gt;</text:p>
      <text:p text:style-name="P13">main(int argc, char *argv[])</text:p>
      <text:p text:style-name="P13">{</text:p>
      <text:p text:style-name="P13">char d[50];</text:p>
      <text:p text:style-name="P13">int cnt=0;</text:p>
      <text:p text:style-name="P13">if(argc==2)</text:p>
      <text:p text:style-name="P13">{</text:p>
      <text:p text:style-name="P13"><text:soft-page-break/>bzero(d,sizeof(d));</text:p>
      <text:p text:style-name="P13">strcat(d,"ls ");</text:p>
      <text:p text:style-name="P13">strcat(d,"-l ");</text:p>
      <text:p text:style-name="P13">strcat(d,argv[1]);</text:p>
      <text:p text:style-name="P13">system(d);</text:p>
      <text:p text:style-name="P13">}</text:p>
      <text:p text:style-name="P13">else</text:p>
      <text:p text:style-name="P13">printf("\nInvalid No. of inputs");</text:p>
      <text:p text:style-name="P13">}</text:p>
      <text:p text:style-name="P8"><text:s/><text:span text:style-name="T11">OutPut:</text:span></text:p>
      <text:p text:style-name="P13">/*[root@localhost unix]# cc slip10.c</text:p>
      <text:p text:style-name="P13"><text:s text:c="4"/>[root@localhost unix]# ./a.out rohini</text:p>
      <text:p text:style-name="P13"><text:s text:c="4"/>total 4</text:p>
      <text:p text:style-name="P13"><text:s text:c="3"/>-rw-r--r-- 1 root root 23 Feb 26 06:05 f1.txt*/</text:p>
      <text:p text:style-name="P17"/>
      <text:p text:style-name="P12">Q8)Write a C program to implement the following unix/linux command</text:p>
      <text:p text:style-name="P13">i. ls –l &gt; output.txt */</text:p>
      <text:p text:style-name="P15">/*Write a C program to implement the following unix/linux command </text:p>
      <text:p text:style-name="P15">i. ls –l &gt; output.txt */ </text:p>
      <text:p text:style-name="P15"/>
      <text:p text:style-name="P21">#include&lt;sys/types.h&gt;</text:p>
      <text:p text:style-name="P21">#include&lt;unistd.h&gt;</text:p>
      <text:p text:style-name="P21">#include&lt;sys/stat.h&gt;</text:p>
      <text:p text:style-name="P21">main()</text:p>
      <text:p text:style-name="P21">{</text:p>
      <text:p text:style-name="P21">int pid=fork();</text:p>
      <text:p text:style-name="P21">int fd=creat("output.txt",S_IRWXU);</text:p>
      <text:p text:style-name="P21">if(pid!=0 &amp;&amp; pid!=-1)</text:p>
      <text:p text:style-name="P21">{</text:p>
      <text:p text:style-name="P21">close(1);</text:p>
      <text:p text:style-name="P21">dup(fd);</text:p>
      <text:p text:style-name="P21">execlp("ls","ls","-l",NULL);</text:p>
      <text:p text:style-name="P21">close(fd);</text:p>
      <text:p text:style-name="P21">}</text:p>
      <text:p text:style-name="P21">}</text:p>
      <text:p text:style-name="P21"/>
      <text:p text:style-name="P21">Output:</text:p>
      <text:p text:style-name="P21">cc lsoutput.c</text:p>
      <text:p text:style-name="P21"><text:soft-page-break/>output.txt</text:p>
      <text:p text:style-name="P21">a.out</text:p>
      <text:p text:style-name="P21">cprogram.c</text:p>
      <text:p text:style-name="P21">file.txt</text:p>
      <text:p text:style-name="P21">hole.c</text:p>
      <text:p text:style-name="P21">hole.c~</text:p>
      <text:p text:style-name="P21">lsoutput.c</text:p>
      <text:p text:style-name="P21">lsoutput.c~</text:p>
      <text:p text:style-name="P21">mode.c</text:p>
      <text:p text:style-name="P21">output.txt</text:p>
      <text:p text:style-name="P21">twowaypipe.c</text:p>
      <text:p text:style-name="P21">twowaypipe.c~</text:p>
      <text:p text:style-name="P2"><text:span text:style-name="T7">9)</text:span><text:span text:style-name="T8">Takes multiple files as Command Line Arguments and print their inode number.</text:span></text:p>
      <text:p text:style-name="P13">#include &lt;stdio.h&gt;</text:p>
      <text:p text:style-name="P13">#include &lt;stdlib.h&gt;</text:p>
      <text:p text:style-name="P13">#include &lt;fcntl.h&gt;</text:p>
      <text:p text:style-name="P13">#include &lt;sys/types.h&gt;</text:p>
      <text:p text:style-name="P13">#include &lt;sys/stat.h&gt;// contains constructs that facilitate getting information about files attributes.</text:p>
      <text:p text:style-name="P8"/>
      <text:p text:style-name="P13">/* * * get_inode-returns the inode of the file associated </text:p>
      <text:p text:style-name="P13">with the given file descriptor, or -1 on failure </text:p>
      <text:p text:style-name="P13">a system struct that is defined to store information about files*/</text:p>
      <text:p text:style-name="P8"/>
      <text:p text:style-name="P13">int get_inode (int fd)</text:p>
      <text:p text:style-name="P13">{</text:p>
      <text:p text:style-name="P13"><text:s text:c="4"/>struct stat buf;</text:p>
      <text:p text:style-name="P13"><text:s text:c="4"/>int ret;</text:p>
      <text:p text:style-name="P13"><text:s/></text:p>
      <text:p text:style-name="P13"><text:s text:c="4"/>ret = fstat(fd, &amp;buf);</text:p>
      <text:p text:style-name="P13"><text:s text:c="4"/>if ( ret &lt;0 ) {</text:p>
      <text:p text:style-name="P13"><text:s text:c="9"/>perror ("fstat");</text:p>
      <text:p text:style-name="P13"><text:s text:c="9"/>return -1;</text:p>
      <text:p text:style-name="P13"><text:s text:c="4"/>}</text:p>
      <text:p text:style-name="P13"><text:s text:c="3"/></text:p>
      <text:p text:style-name="P13"><text:s text:c="4"/>return buf.st_ino;</text:p>
      <text:p text:style-name="P13">}</text:p>
      <text:p text:style-name="P8"/>
      <text:p text:style-name="P13">int main (int argc, char *argv[])</text:p>
      <text:p text:style-name="P13"><text:soft-page-break/>{</text:p>
      <text:p text:style-name="P13"><text:s text:c="4"/>int fd, inode;</text:p>
      <text:p text:style-name="P13"><text:s text:c="4"/>if ( argc &lt;2) {</text:p>
      <text:p text:style-name="P13"><text:s text:c="7"/>fprintf ( stderr, "usage: %s &lt;file&gt;\n", argv[0]) ;</text:p>
      <text:p text:style-name="P13"><text:s text:c="7"/>return 1;</text:p>
      <text:p text:style-name="P13"><text:s text:c="4"/>}</text:p>
      <text:p text:style-name="P8"/>
      <text:p text:style-name="P13"><text:s text:c="4"/>fd = open ( argv[1],O_RDONLY);</text:p>
      <text:p text:style-name="P13"><text:s text:c="4"/>if ( fd &lt;0 ) {</text:p>
      <text:p text:style-name="P13"><text:s text:c="6"/>perror ("open");</text:p>
      <text:p text:style-name="P13"><text:s text:c="6"/>return 1;</text:p>
      <text:p text:style-name="P13"><text:s text:c="4"/>}</text:p>
      <text:p text:style-name="P8"/>
      <text:p text:style-name="P13"><text:s text:c="4"/>inode = get_inode (fd);</text:p>
      <text:p text:style-name="P13"><text:s text:c="4"/>printf("%d\n",inode);</text:p>
      <text:p text:style-name="P13"><text:s text:c="4"/>return 0;</text:p>
      <text:p text:style-name="P13">}</text:p>
      <text:p text:style-name="P2"><text:span text:style-name="T5"><text:s/></text:span><text:span text:style-name="T6">output:</text:span></text:p>
      <text:p text:style-name="P15"><text:s/>cc cs.c </text:p>
      <text:p text:style-name="P15">[mcs11@localhost Desktop]$ ./a.out a.txt </text:p>
      <text:p text:style-name="P15">203315983 </text:p>
      <text:p text:style-name="P13"/>
      <text:p text:style-name="P12">10)Write a program to print the mode of file where file name accepted through CommandLine.</text:p>
      <text:p text:style-name="P8"/>
      <text:p text:style-name="P14">#include &lt;stdio.h&gt; </text:p>
      <text:p text:style-name="P14">#include &lt;sys/types.h&gt; </text:p>
      <text:p text:style-name="P14">#include &lt;sys/stat.h&gt; </text:p>
      <text:p text:style-name="P14">#include &lt;stdio.h&gt; </text:p>
      <text:p text:style-name="P14">#include &lt;unistd.h&gt; </text:p>
      <text:p text:style-name="P14">#include &lt;string.h&gt; </text:p>
      <text:p text:style-name="P14"/>
      <text:p text:style-name="P14">int main(int argc, char *argv[]) </text:p>
      <text:p text:style-name="P14">{ </text:p>
      <text:p text:style-name="P14"><text:s text:c="4"/>struct stat f_stat; </text:p>
      <text:p text:style-name="P14"><text:s text:c="4"/>if(argc!=2) </text:p>
      <text:p text:style-name="P14"><text:s text:c="4"/>{ </text:p>
      <text:p text:style-name="P14"><text:s text:c="8"/>printf("pass invalid arguments\n"); </text:p>
      <text:p text:style-name="P14"><text:s text:c="8"/>return 1; </text:p>
      <text:p text:style-name="P14"><text:s text:c="4"/>} </text:p>
      <text:p text:style-name="P14"><text:soft-page-break/><text:s text:c="3"/>if(stat(argv[1],&amp;f_stat)==-1) </text:p>
      <text:p text:style-name="P14"><text:s text:c="3"/>{ </text:p>
      <text:p text:style-name="P14"><text:s text:c="7"/>printf("Cannot read file %s:\n",argv[1]); </text:p>
      <text:p text:style-name="P14"><text:s text:c="3"/>} </text:p>
      <text:p text:style-name="P14">else </text:p>
      <text:p text:style-name="P14">{ </text:p>
      <text:p text:style-name="P14"><text:s text:c="4"/>printf("Inode:%lu\n",f_stat.st_ino); </text:p>
      <text:p text:style-name="P14"><text:s text:c="5"/>printf("File mode:%o\n",f_stat.st_mode); </text:p>
      <text:p text:style-name="P14"><text:s text:c="4"/>} </text:p>
      <text:p text:style-name="P14">}</text:p>
      <text:p text:style-name="P9"/>
      <text:p text:style-name="P14">Output:</text:p>
      <text:p text:style-name="P14">[mcs11@localhost Desktop]$ ./a.out a.txt </text:p>
      <text:p text:style-name="P14">Inode:203315983 </text:p>
      <text:p text:style-name="P14">File mode:100644 </text:p>
      <text:p text:style-name="P8"/>
      <text:p text:style-name="P19"/>
      <text:p text:style-name="P13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/>
    <style:font-face style:name="Cambria Math" svg:font-family="'Cambria Math'" style:font-family-generic="roman"/>
    <style:font-face style:name="Cardo" svg:font-family="Cardo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meta:creation-date>2023-04-15T15:21:06.421558446</meta:creation-date>
    <meta:editing-duration>P0D</meta:editing-duration>
    <meta:editing-cycles>2</meta:editing-cycles>
    <dc:date>2023-04-15T15:24:03.003915022</dc:date>
    <meta:document-statistic meta:table-count="0" meta:image-count="0" meta:object-count="0" meta:page-count="19" meta:paragraph-count="647" meta:word-count="1492" meta:character-count="12352" meta:non-whitespace-character-count="9842"/>
  </office:meta>
</office:document-meta>
</file>